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90fe" officeooo:paragraph-rsid="000f90fe"/>
    </style:style>
    <style:style style:name="P2" style:family="paragraph" style:parent-style-name="Text_20_body">
      <style:text-properties fo:font-size="14pt" officeooo:rsid="000f90fe" officeooo:paragraph-rsid="000f90fe" style:font-size-asian="12.25pt" style:font-size-complex="14pt"/>
    </style:style>
    <style:style style:name="P3" style:family="paragraph" style:parent-style-name="Title">
      <style:text-properties officeooo:rsid="000f90fe" officeooo:paragraph-rsid="000f90fe"/>
    </style:style>
    <style:style style:name="T1" style:family="text">
      <style:text-properties officeooo:rsid="00118c26"/>
    </style:style>
    <style:style style:name="T2" style:family="text">
      <style:text-properties officeooo:rsid="00129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ala</text:p>
      <text:p text:style-name="P1"/>
      <text:p text:style-name="P2">- Rakennettu javan päälle</text:p>
      <text:p text:style-name="P2">- <text:span text:style-name="T1">Sekä olioparadigma että funktionaalinen paradigma</text:span></text:p>
      <text:p text:style-name="P2">- <text:span text:style-name="T1">Tulkittu</text:span></text:p>
      <text:p text:style-name="P2">- <text:span text:style-name="T1">Ajetaan JVM:llä</text:span></text:p>
      <text:p text:style-name="P2">- <text:span text:style-name="T1">Hyödyntää javan kirjastoja</text:span></text:p>
      <text:p text:style-name="P2">- <text:span text:style-name="T1">Sallii sisäkkäiset funktiot</text:span></text:p>
      <text:p text:style-name="P2">- <text:span text:style-name="T1">Automaattinen muistin hallinta</text:span></text:p>
      <text:p text:style-name="P2">- <text:span text:style-name="T1">Ei moniperintää mutta traiteilla voidaan tuottaa samankaltaista toiminnallisuutta.</text:span></text:p>
      <text:p text:style-name="P2">- <text:span text:style-name="T1">Vähemmän boilerplatea. Koodi on lyhyempää.</text:span></text:p>
      <text:p text:style-name="P2">- <text:span text:style-name="T1">Operaattoreita voi kuormittaa.</text:span></text:p>
      <text:p text:style-name="P2">- <text:span text:style-name="T2">Laiska evaluointi.</text:span></text:p>
      <text:p text:style-name="P2">- <text:span text:style-name="T2">Kaikki funktiotkin ovat muuttuji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21:56:26.274000000</meta:creation-date>
    <dc:date>2014-03-19T22:36:35.857000000</dc:date>
    <meta:editing-duration>PT9M49S</meta:editing-duration>
    <meta:editing-cycles>1</meta:editing-cycles>
    <meta:document-statistic meta:table-count="0" meta:image-count="0" meta:object-count="0" meta:page-count="1" meta:paragraph-count="13" meta:word-count="55" meta:character-count="413" meta:non-whitespace-character-count="413"/>
    <meta:generator>LibreOffice/4.2.2.1$Windows_x86 LibreOffice_project/3be8cda0bddd8e430d8cda1ebfd581265cca5a0f</meta:generator>
  </office:meta>
</office:document-meta>
</file>